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1F0000008A91E403423B33CD5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1" svg:font-family="Courier" style:font-family-generic="system" style:font-pitch="variable"/>
    <style:font-face style:name="FreeSans" svg:font-family="FreeSans" style:font-family-generic="swiss"/>
    <style:font-face style:name="HG Mincho Light J" svg:font-family="'HG Mincho Light J'" style:font-family-generic="system" style:font-pitch="variable"/>
    <style:font-face style:name="Lucidasans" svg:font-family="Lucidasans" style:font-family-generic="swiss"/>
    <style:font-face style:name="Lucidasans1" svg:font-family="Lucidasans" style:font-family-generic="system" style:font-pitch="variable"/>
    <style:font-face style:name="Nimbus Sans L" svg:font-family="'Nimbus Sans L'" style:font-family-generic="swiss"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Italic" style:font-family-generic="roman"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14.801cm" style:type="right"/>
        </style:tab-stops>
      </style:paragraph-properties>
      <style:text-properties officeooo:rsid="0012ff0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Footer">
      <style:paragraph-properties>
        <style:tab-stops>
          <style:tab-stop style:position="14.801cm" style:type="right"/>
        </style:tab-stops>
      </style:paragraph-properties>
      <style:text-properties officeooo:paragraph-rsid="0019354d"/>
    </style:style>
    <style:style style:name="P5" style:family="paragraph" style:parent-style-name="Standard">
      <style:paragraph-properties fo:text-align="center" style:justify-single-word="false"/>
      <style:text-properties fo:font-size="11pt" style:font-size-asian="11pt"/>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style:style>
    <style:style style:name="P8" style:family="paragraph" style:parent-style-name="Standard">
      <style:text-properties fo:font-size="10pt" fo:language="en" fo:country="GB" fo:font-style="italic" officeooo:rsid="001a5ed6" officeooo:paragraph-rsid="001a5ed6" style:font-size-asian="10pt" style:font-style-asian="italic" style:font-size-complex="10pt" style:font-style-complex="italic"/>
    </style:style>
    <style:style style:name="P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parent-style-name="Standard">
      <style:text-properties officeooo:paragraph-rsid="001a5ed6"/>
    </style:style>
    <style:style style:name="P11" style:family="paragraph" style:parent-style-name="BodyAuthor">
      <style:text-properties officeooo:paragraph-rsid="001a1ace"/>
    </style:style>
    <style:style style:name="P12" style:family="paragraph" style:parent-style-name="Footnote">
      <style:text-properties officeooo:rsid="00484ff0" officeooo:paragraph-rsid="00484ff0"/>
    </style:style>
    <style:style style:name="P13" style:family="paragraph" style:parent-style-name="BodyTitle" style:master-page-name="First_20_Page">
      <style:paragraph-properties style:page-number="auto"/>
      <style:text-properties fo:language="en" fo:country="GB" officeooo:paragraph-rsid="004430ad"/>
    </style:style>
    <style:style style:name="P14" style:family="paragraph" style:parent-style-name="BodyContact" style:list-style-name="ContactList"/>
    <style:style style:name="P15" style:family="paragraph" style:parent-style-name="Footer" style:master-page-name="Standard">
      <style:paragraph-properties style:page-number="auto"/>
      <style:text-properties fo:font-style="normal" officeooo:paragraph-rsid="0019354d" style:font-style-asian="normal" style:font-style-complex="normal"/>
    </style:style>
    <style:style style:name="P16" style:family="paragraph" style:parent-style-name="Heading_20_1" style:list-style-name="WWNum1" style:master-page-name="Standard">
      <style:paragraph-properties style:page-number="auto">
        <style:tab-stops>
          <style:tab-stop style:position="0cm"/>
        </style:tab-stops>
      </style:paragraph-properties>
      <style:text-properties fo:language="en" fo:country="US"/>
    </style:style>
    <style:style style:name="P17" style:family="paragraph" style:parent-style-name="Heading_20_2" style:list-style-name="WWNum1"/>
    <style:style style:name="P18" style:family="paragraph" style:parent-style-name="Heading_20_3" style:list-style-name="WWNum1"/>
    <style:style style:name="P19" style:family="paragraph" style:parent-style-name="Standard">
      <style:text-properties fo:font-size="10pt" fo:language="en" fo:country="GB" fo:font-style="italic" officeooo:rsid="001a5ed6" officeooo:paragraph-rsid="001a5ed6" style:font-size-asian="10pt" style:font-style-asian="italic" style:font-size-complex="10pt" style:font-style-complex="italic"/>
    </style:style>
    <style:style style:name="P20" style:family="paragraph" style:parent-style-name="bibliography_5f_text" style:list-style-name="WWNum2">
      <style:paragraph-properties fo:margin-left="0.796cm" fo:margin-right="0cm" fo:text-indent="-0.166cm" style:auto-text-indent="false">
        <style:tab-stops>
          <style:tab-stop style:position="0.796cm"/>
        </style:tab-stops>
      </style:paragraph-properties>
    </style:style>
    <style:style style:name="T1" style:family="text">
      <style:text-properties style:font-name="Symbol" fo:font-size="7pt" style:font-name-asian="Symbol1" style:font-size-asian="7pt" style:font-name-complex="Symbol1" style:font-size-complex="7pt"/>
    </style:style>
    <style:style style:name="T2" style:family="text">
      <style:text-properties fo:font-size="8pt" fo:language="en" fo:country="US" style:font-size-asian="8pt"/>
    </style:style>
    <style:style style:name="T3" style:family="text">
      <style:text-properties fo:font-size="6pt" fo:language="en" fo:country="US" officeooo:rsid="0019354d" style:font-size-asian="6pt" style:font-size-complex="6pt"/>
    </style:style>
    <style:style style:name="T4" style:family="text">
      <style:text-properties fo:font-size="6pt" fo:language="en" fo:country="US" fo:font-style="normal" officeooo:rsid="0019354d" style:font-size-asian="6pt" style:font-style-asian="normal" style:font-size-complex="6pt" style:font-style-complex="normal"/>
    </style:style>
    <style:style style:name="T5" style:family="text">
      <style:text-properties fo:font-size="6pt" fo:language="en" fo:country="US" fo:font-style="italic" officeooo:rsid="0019354d" style:font-size-asian="6pt" style:font-style-asian="italic" style:font-size-complex="6pt" style:font-style-complex="italic"/>
    </style:style>
    <style:style style:name="T6" style:family="text">
      <style:text-properties fo:font-size="6pt" officeooo:rsid="0012ff06" style:font-size-asian="6pt" style:font-size-complex="6pt"/>
    </style:style>
    <style:style style:name="T7" style:family="text">
      <style:text-properties fo:font-size="6pt" officeooo:rsid="004775ab" style:font-size-asian="6pt" style:font-size-complex="6pt"/>
    </style:style>
    <style:style style:name="T8" style:family="text">
      <style:text-properties fo:font-size="11pt" style:font-size-asian="11pt"/>
    </style:style>
    <style:style style:name="T9" style:family="text">
      <style:text-properties fo:language="en" fo:country="US"/>
    </style:style>
    <style:style style:name="T10" style:family="text">
      <style:text-properties fo:font-style="italic" style:font-style-asian="italic"/>
    </style:style>
    <style:style style:name="T11" style:family="text">
      <style:text-properties fo:font-weight="bold" style:font-weight-asian="bold"/>
    </style:style>
    <style:style style:name="T12" style:family="text">
      <style:text-properties style:font-name="Courier" style:font-name-complex="Courier1"/>
    </style:style>
    <style:style style:name="T13" style:family="text">
      <style:text-properties style:font-name="Courier New"/>
    </style:style>
    <style:style style:name="T14" style:family="text">
      <style:text-properties officeooo:rsid="001a1ace"/>
    </style:style>
    <style:style style:name="T15" style:family="text">
      <style:text-properties style:font-name="Arial" fo:font-size="11pt" fo:language="de" fo:country="DE" fo:font-weight="bold" officeooo:rsid="001a1ace" style:font-name-asian="SimSun" style:font-size-asian="11pt" style:font-weight-asian="bold" style:font-name-complex="Arial1" style:font-size-complex="11pt" style:font-weight-complex="bold"/>
    </style:style>
    <style:style style:name="T16"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3">Title</text:p>
        <text:p text:style-name="P11">First Author<text:span text:style-name="Author-superscripts">a,</text:span><text:span text:style-name="Author-superscripts"><text:note text:id="ftn1" text:note-class="footnote"><text:note-citation text:label="*">*</text:note-citation><text:note-body><text:p text:style-name="P12">Speaker</text:p></text:note-body></text:note></text:span> <text:span text:style-name="T14">and </text:span><text:span text:style-name="T15">Second</text:span><text:span text:style-name="T14"> Author</text:span><text:span text:style-name="Author-superscripts">a,b</text:span></text:p>
        <text:list xml:id="list3994970359" text:style-name="ContactList">
          <text:list-item>
            <text:p text:style-name="P14">Institution,<text:line-break/>Street number, City, Country</text:p>
          </text:list-item>
          <text:list-item>
            <text:p text:style-name="P14">Department, University,<text:line-break/>Street number, City, Country</text:p>
          </text:list-item>
        </text:list>
        <text:p text:style-name="BodyContactEmail"><text:span text:style-name="Email_20_Label"><text:span text:style-name="T16">E-mail:</text:span></text:span><text:span text:style-name="Normale_20_POS_20_Char"><text:span text:style-name="T16"> </text:span></text:span><text:span text:style-name="Internet_20_link"><text:span text:style-name="T16">f.author@inst.edu</text:span></text:span><text:span text:style-name="Normale_20_POS_20_Char"><text:span text:style-name="T16">, </text:span></text:span><text:span text:style-name="Internet_20_link"><text:span text:style-name="T16">s.author@univ.country</text:span></text:span></text:p>
        <text:p text:style-name="BodyAbstract">Here you can write the abstract for your paper.<text:bookmark text:name="_GoBac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meeting"/>
        <text:p text:style-name="meeting"/>
        <text:p text:style-name="meeting"/>
        <text:p text:style-name="meeting"/>
        <text:p text:style-name="meeting"/>
        <text:p text:style-name="P8">The 41st International Symposium on Lattice Field Theory (LATTICE2024)</text:p>
        <text:p text:style-name="P8"><text:s/>28 July - 3 August 2024</text:p>
        <text:p text:style-name="P8">Liverpool, UK</text:p>
        <text:p text:style-name="P10"/>
      </text:section>
      <text:list xml:id="list1980316361" text:style-name="WWNum1">
        <text:list-item>
          <text:h text:style-name="P16" text:outline-level="1"><text:s/>Introduction</text:h>
        </text:list-item>
      </text:list>
      <text:p text:style-name="Normale_20_POS"><text:span text:style-name="T9">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9">Cum sociis natoque penatibus et magnis dis parturient montes, nascetur ridiculus mus. In rutrum accumsan ultricies. Mauris vitae nisi at sem facilisis semper ac in est.</text:span></text:p>
      <text:list xml:id="list145931101537490" text:continue-numbering="true" text:style-name="WWNum1">
        <text:list-item>
          <text:list>
            <text:list-item>
              <text:h text:style-name="P17" text:outline-level="2"><text:s/>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9">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9">Fusce vel volutpat elit. Nam sagittis nisi dui.</text:span></text:p>
      <text:list xml:id="list145932272627384" text:continue-numbering="true" text:style-name="WWNum1">
        <text:list-item>
          <text:list>
            <text:list-item>
              <text:list>
                <text:list-item>
                  <text:h text:style-name="P18" text:outline-level="3"><text:s/>Sub-sub-section</text:h>
                </text:list-item>
              </text:list>
            </text:list-item>
          </text:list>
        </text:list-item>
      </text:list>
      <text:p text:style-name="Normale_20_POS"><text:span text:style-name="T9">Suspendisse lectus leo, consectetur in tempor sit amet, placerat quis neque. </text:span>Etiam luctus porttitor lorem, sed suscipit est rutrum non. Curabitur lobortis nisl a enim congue semper. Aenean commodo ultrices imperdiet. <text:span text:style-name="T9">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xml:id="list1750275039" text:style-name="WWNum2">
        <text:list-item>
          <text:p text:style-name="P20">F. Baggins, <text:span text:style-name="T10">Quantum effects of the One Ring</text:span>, <text:span text:style-name="T10">JHEP </text:span><text:span text:style-name="T11">01 </text:span>(3021) 006 [<text:span text:style-name="T12">hep-th/2001033</text:span>]</text:p>
        </text:list-item>
        <text:list-item>
          <text:p text:style-name="P20">B. Baggins, <text:span text:style-name="T10">There and back again</text:span>, Imladris Editions, Rivendell 3018.</text:p>
        </text:list-item>
        <text:list-item>
          <text:p text:style-name="P20">W.A. Mozart, <text:span text:style-name="T10">Don Giovanni</text:span>, in proceedings of <text:span text:style-name="T10">Mock conference</text:span> <text:a xlink:type="simple" xlink:href="http://pos.sissa.it/cgi-bin/reader/contribution.cgi?id=PoS(MC2000)002" text:style-name="Internet_20_link" text:visited-style-name="Visited_20_Internet_20_Link"><text:span text:style-name="T13">PoS(MC2000)002</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1" svg:font-family="Courier" style:font-family-generic="system" style:font-pitch="variable"/>
    <style:font-face style:name="FreeSans" svg:font-family="FreeSans" style:font-family-generic="swiss"/>
    <style:font-face style:name="HG Mincho Light J" svg:font-family="'HG Mincho Light J'" style:font-family-generic="system" style:font-pitch="variable"/>
    <style:font-face style:name="Lucidasans" svg:font-family="Lucidasans" style:font-family-generic="swiss"/>
    <style:font-face style:name="Lucidasans1" svg:font-family="Lucidasans" style:font-family-generic="system" style:font-pitch="variable"/>
    <style:font-face style:name="Nimbus Sans L" svg:font-family="'Nimbus Sans L'" style:font-family-generic="swiss"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Italic" style:font-family-generic="roman"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1"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Lucidasans" style:font-family-complex="Lucida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423cm" fo:margin-bottom="0.353cm" style:contextual-spacing="false" fo:line-height="120%" fo:keep-together="always" fo:keep-with-next="always"/>
      <style:text-properties fo:font-weight="bold" style:letter-kerning="tru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353cm" fo:margin-bottom="0.247cm" style:contextual-spacing="false" fo:line-height="120%"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318cm" fo:margin-bottom="0.212cm" style:contextual-spacing="false"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list-style-name="WWNum1"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caption" style:family="paragraph" style:parent-style-name="Standard" style:default-outline-level="">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199cm" fo:margin-right="1.101cm" fo:margin-top="1.058cm" fo:margin-bottom="0.353cm" style:contextual-spacing="false" fo:line-height="110%" fo:text-align="justify" style:justify-single-word="false" fo:text-indent="0cm"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next-style-name="BodyContact" style:default-outline-level="">
      <style:paragraph-properties fo:margin-top="0.212cm" fo:margin-bottom="0cm" style: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master-page-name="">
      <loext:graphic-properties draw:fill="none" draw:fill-color="#729fcf"/>
      <style:paragraph-properties style:page-number="auto" fo:background-color="transparent" fo:padding="0cm" fo:border="none" style:shadow="none">
        <style:tab-stops>
          <style:tab-stop style:position="30.48cm" style:type="center"/>
        </style:tab-stops>
      </style:paragraph-properties>
      <style:text-properties fo:font-size="10pt" fo:font-style="italic"/>
    </style:style>
    <style:style style:name="BodyTitle" style:family="paragraph" style:parent-style-name="Standard" style:default-outline-level="">
      <style:paragraph-properties fo:margin-top="1.058cm" fo:margin-bottom="0.529cm" style:contextual-spacing="false" fo:line-height="120%" fo:keep-together="always" fo:padding-left="0cm" fo:padding-right="0cm" fo:padding-top="0cm" fo:padding-bottom="0.529cm"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1" style:font-family-complex="Arial" style:font-family-generic-complex="system" style:font-pitch-complex="variable" style:font-size-complex="17pt" style:font-weight-complex="bold"/>
    </style:style>
    <style:style style:name="BodyContact" style:family="paragraph" style:parent-style-name="Standard" style:default-outline-level="" style:list-style-name="ContactList">
      <style:paragraph-properties fo:margin-top="0.101cm" fo:margin-bottom="0cm" style:contextual-spacing="false"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30.48cm"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loext:opacity="1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4.45cm" fo:margin-right="0cm" fo:margin-top="0cm" fo:margin-bottom="0.353cm" style:contextual-spacing="false" fo:text-align="start" style:justify-single-word="false" fo:orphans="2" fo:widows="2" fo:hyphenation-ladder-count="no-limit" fo:text-indent="0cm" style:auto-text-indent="false" style:writing-mode="lr-tb"/>
      <style:text-properties fo:language="en" fo:country="GB" style:font-size-complex="12pt" fo:hyphenate="false" fo:hyphenation-remain-char-count="2" fo:hyphenation-push-char-count="2" loext:hyphenation-no-caps="false"/>
    </style:style>
    <style:style style:name="BodyContactEmail" style:family="paragraph" style:default-outline-level="">
      <style:paragraph-properties fo:margin-left="0.199cm" fo:margin-right="0cm" fo:margin-top="0.101cm" fo:margin-bottom="0cm" style:contextual-spacing="false" fo:text-align="start" style:justify-single-word="false" fo:orphans="2" fo:widows="2" fo:hyphenation-ladder-count="no-limit" fo:text-indent="0cm" style:auto-text-indent="false"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loext:hyphenation-no-caps="false"/>
    </style:style>
    <style:style style:name="Header_5f_rule" style:display-name="Header_rule" style:family="paragraph" style:default-outline-level="">
      <style:paragraph-properties fo:text-align="start" style:justify-single-word="false" fo:orphans="2" fo:widows="2" fo:hyphenation-ladder-count="no-limit" fo:padding-left="0cm" fo:padding-right="0cm" fo:padding-top="0cm" fo:padding-bottom="0.071cm" fo:border-left="none" fo:border-right="none" fo:border-top="none" fo:border-bottom="0.51pt solid #000001" style:writing-mode="lr-tb">
        <style:tab-stops>
          <style:tab-stop style:position="15cm" style:type="right"/>
        </style:tab-stops>
      </style:paragraph-properties>
      <style:text-properties fo:language="en" fo:country="US" fo:hyphenate="false" fo:hyphenation-remain-char-count="2" fo:hyphenation-push-char-count="2" loext:hyphenation-no-caps="false"/>
    </style:style>
    <style:style style:name="footnote_20_text" style:display-name="footnote text" style:family="paragraph" style:parent-style-name="Standard" style:default-outline-level="">
      <style:paragraph-properties fo:margin-left="0cm" fo:margin-right="0cm" fo:text-indent="0.6cm"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cm" fo:margin-right="0cm" fo:line-height="120%" fo:text-align="justify" style:justify-single-word="false" fo:text-indent="0.85cm"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text-properties fo:font-size="8pt"/>
    </style:style>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7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loext:opacity="100%" style:font-name="Courier New2" fo:font-family="'Courier New'" style:font-style-name="Regular" style:font-family-generic="modern" style:font-pitch="fixed" fo:language="zxx" fo:country="none" style:text-underline-style="none" style:language-asian="zxx" style:country-asian="none" style:language-complex="zxx" style:country-complex="none"/>
    </style:style>
    <style:style style:name="Email_20_Label" style:display-name="Email Label" style:family="text" style:parent-style-name="WW-Default_20_Paragraph_20_Font">
      <style:text-properties style:font-name="Times New Roman2" fo:font-family="'Times New Roman'" style:font-style-name="Italic" style:font-family-generic="roman" style:font-pitch="variable" fo:language="de" fo:country="DE" fo:font-style="italic" style:font-name-asian="SimSun" style:font-family-asian="SimSun" style:font-family-generic-asian="system" style:font-pitch-asian="variable" style:font-name-complex="Courier New1"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loext:opacity="1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Footnote_20_anchor" style:display-name="Footnote anchor" style:family="text">
      <style:text-properties style:text-position="super 58%"/>
    </style:style>
    <style:style style:name="Author-superscripts" style:family="text">
      <style:text-properties style:text-position="33% 80%" style:font-name="Times New Roman" fo:font-family="'Times New Roman'" style:font-family-generic="roman" style:font-pitch="variable" fo:font-size="11pt" fo:letter-spacing="normal" fo:language="de" fo:country="DE" fo:font-style="italic" fo:font-weight="normal" officeooo:rsid="001a1ace" style:letter-kerning="true" style:font-name-asian="SimSun" style:font-family-asian="SimSun"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font-style-complex="italic" style:font-weight-complex="normal"/>
    </style:style>
    <style:style style:name="Numbering_20_Symbols" style:display-name="Numbering Symbols"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nothing"/>
        </style:list-level-properties>
      </text:outline-level-style>
      <text:outline-level-style text:level="2" loext:num-list-format="%1%.%2%" style:num-format="1" text:display-levels="2">
        <style:list-level-properties text:list-level-position-and-space-mode="label-alignment">
          <style:list-level-label-alignment text:label-followed-by="nothing"/>
        </style:list-level-properties>
      </text:outline-level-style>
      <text:outline-level-style text:level="3" loext:num-list-format="%1%.%2%.%3%" style:num-format="1" text:display-levels="3">
        <style:list-level-properties text:list-level-position-and-space-mode="label-alignment">
          <style:list-level-label-alignment text:label-followed-by="nothing"/>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nothing"/>
        </style:list-level-properties>
      </text:list-level-style-number>
      <text:list-level-style-number text:level="2" loext:num-list-format="%1%.%2%" style:num-format="1" text:display-levels="2">
        <style:list-level-properties text:list-level-position-and-space-mode="label-alignment">
          <style:list-level-label-alignment text:label-followed-by="nothing"/>
        </style:list-level-properties>
      </text:list-level-style-number>
      <text:list-level-style-number text:level="3" loext:num-list-format="%1%.%2%.%3%" style:num-format="1" text:display-levels="3">
        <style:list-level-properties text:list-level-position-and-space-mode="label-alignment">
          <style:list-level-label-alignment text:label-followed-by="nothing"/>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prefix="[" style:num-suffix="]" style:num-format="1">
        <style:list-level-properties text:list-level-position-and-space-mode="label-alignment" fo:text-align="end">
          <style:list-level-label-alignment text:label-followed-by="listtab" text:list-tab-stop-position="0.801cm" fo:text-indent="-0.166cm" fo:margin-left="0.801cm"/>
        </style:list-level-properties>
      </text:list-level-style-number>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2"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3"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2"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3"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actList">
      <text:list-level-style-number text:level="1" text:style-name="Author-superscripts" loext:num-list-format="%1%" style:num-format="a">
        <style:list-level-properties text:list-level-position-and-space-mode="label-alignment">
          <style:list-level-label-alignment text:label-followed-by="listtab" text:list-tab-stop-position="0.199cm" fo:text-indent="-0.199cm" fo:margin-left="0.19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4.801cm" style:type="right"/>
        </style:tab-stops>
      </style:paragraph-properties>
      <style:text-properties officeooo:rsid="0012ff06"/>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ext-properties fo:font-style="normal" officeooo:paragraph-rsid="0019354d" style:font-style-asian="normal" style:font-style-complex="normal"/>
    </style:style>
    <style:style style:name="MP4" style:family="paragraph" style:parent-style-name="Footer">
      <style:paragraph-properties>
        <style:tab-stops>
          <style:tab-stop style:position="14.801cm" style:type="right"/>
        </style:tab-stops>
      </style:paragraph-properties>
      <style:text-properties officeooo:paragraph-rsid="0019354d"/>
    </style:style>
    <style:style style:name="MP5" style:family="paragraph" style:parent-style-name="Standard">
      <style:paragraph-properties fo:text-align="center" style:justify-single-word="false"/>
      <style:text-properties fo:font-size="11pt" style:font-size-asian="11pt"/>
    </style:style>
    <style:style style:name="MP6" style:family="paragraph" style:parent-style-name="Standard">
      <style:paragraph-properties fo:text-align="center" style:justify-single-word="false"/>
    </style:style>
    <style:style style:name="MP7" style:family="paragraph" style:parent-style-name="Standard">
      <style:paragraph-properties fo:text-align="center" style:justify-single-word="false"/>
      <style:text-properties fo:font-size="9pt" style:font-size-asian="9pt"/>
    </style:style>
    <style:style style:name="MT1" style:family="text">
      <style:text-properties style:font-name="Symbol" fo:font-size="7pt" style:font-name-asian="Symbol1" style:font-size-asian="7pt" style:font-name-complex="Symbol1" style:font-size-complex="7pt"/>
    </style:style>
    <style:style style:name="MT2" style:family="text">
      <style:text-properties fo:font-size="8pt" fo:language="en" fo:country="US" style:font-size-asian="8pt"/>
    </style:style>
    <style:style style:name="MT3" style:family="text">
      <style:text-properties fo:font-size="6pt" fo:language="en" fo:country="US" officeooo:rsid="0019354d" style:font-size-asian="6pt" style:font-size-complex="6pt"/>
    </style:style>
    <style:style style:name="MT4" style:family="text">
      <style:text-properties fo:font-size="6pt" fo:language="en" fo:country="US" fo:font-style="normal" officeooo:rsid="0019354d" style:font-size-asian="6pt" style:font-style-asian="normal" style:font-size-complex="6pt" style:font-style-complex="normal"/>
    </style:style>
    <style:style style:name="MT5" style:family="text">
      <style:text-properties fo:font-size="6pt" fo:language="en" fo:country="US" fo:font-style="italic" officeooo:rsid="0019354d" style:font-size-asian="6pt" style:font-style-asian="italic" style:font-size-complex="6pt" style:font-style-complex="italic"/>
    </style:style>
    <style:style style:name="MT6" style:family="text">
      <style:text-properties fo:font-size="6pt" officeooo:rsid="0012ff06" style:font-size-asian="6pt" style:font-size-complex="6pt"/>
    </style:style>
    <style:style style:name="MT7" style:family="text">
      <style:text-properties fo:font-size="6pt" officeooo:rsid="004775ab" style:font-size-asian="6pt" style:font-size-complex="6pt"/>
    </style:style>
    <style:style style:name="MT8" style:family="text"/>
    <style:style style:name="MT9" style:family="text">
      <style:text-properties fo:font-size="11pt" style:font-size-asian="11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905cm" fo:margin-bottom="1.905cm" fo:margin-left="2.997cm" fo:margin-right="2.99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2cm" style:distance-after-sep="0.102cm" style:line-style="solid" style:adjustment="left" style:rel-width="25%" style:color="#000000"/>
      </style:page-layout-properties>
      <style:header-style>
        <style:header-footer-properties fo:min-height="1.094cm" fo:margin-left="0cm" fo:margin-right="0cm" fo:margin-bottom="0.991cm" fo:border-top="none" fo:border-bottom="0.06pt solid #000000" fo:border-left="none" fo:border-right="none" fo:padding="0.051cm" style:shadow="none" style:dynamic-spacing="true"/>
      </style:header-style>
      <style:footer-style>
        <style:header-footer-properties fo:min-height="0.991cm" fo:margin-left="0cm" fo:margin-right="0cm" fo:margin-top="0.889cm" style:dynamic-spacing="false"/>
      </style:footer-style>
    </style:page-layout>
    <style:page-layout style:name="Mpm2">
      <style:page-layout-properties fo:page-width="21.001cm" fo:page-height="29.7cm" style:num-format="1" style:print-orientation="portrait" fo:margin-top="1.321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draw:fill="none"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3.048cm" fo:margin-left="0cm" fo:margin-right="0cm" fo:margin-bottom="2.946cm" style:shadow="none"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3">
      <style:page-layout-properties fo:page-width="21.001cm" fo:page-height="29.7cm" style:num-format="1" style:print-orientation="portrait" fo:margin-top="1.9cm" fo:margin-bottom="2cm" fo:margin-left="3cm" fo:margin-right="3cm" fo:background-color="#ffffff"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true"/>
      </style:header-style>
      <style:footer-style>
        <style:header-footer-properties fo:min-height="1cm" fo:margin-left="0cm" fo:margin-right="0cm" fo:margin-top="0.9cm" style:dynamic-spacing="true"/>
      </style:footer-style>
    </style:page-layout>
    <style:style style:name="Mdp1" style:family="drawing-page">
      <style:drawing-page-properties draw:fill="none" draw:background-size="full" draw:fill-color="#729fcf"/>
    </style:style>
    <style:style style:name="Mdp2" style:family="drawing-page">
      <style:drawing-page-properties draw:fill="none" draw:background-size="full" draw:fill-color="#ffffff" draw:opacity="100%"/>
    </style:style>
    <style:style style:name="Mdp3"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Title (or short title)<text:tab/>Author(s)</text:p>
      </style:header>
      <style:footer>
        <text:p text:style-name="MP2"><text:page-number text:select-page="current">0</text:page-number></text:p>
      </style:footer>
    </style:master-page>
    <style:master-page style:name="First_20_Page" style:display-name="First Page" style:page-layout-name="Mpm2" draw:style-name="Mdp2" style:next-style-name="Standard">
      <style:header>
        <text:p text:style-name="Header"><draw:frame draw:style-name="Mfr1" draw:name="Image1" text:anchor-type="paragraph" svg:width="15.005cm" svg:height="1.579cm" draw:z-index="0"><draw:image xlink:href="Pictures/100000010000051F0000008A91E403423B33CD5B.png" xlink:type="simple" xlink:show="embed" xlink:actuate="onLoad" draw:mime-type="image/png"/></draw:frame></text:p>
      </style:header>
      <style:footer>
        <text:p text:style-name="MP3"><text:span text:style-name="MT1"></text:span><text:span text:style-name="MT2"> </text:span><text:span text:style-name="MT3">Copyright owned by the author(s) under the terms of the Creative Commons </text:span></text:p>
        <text:p text:style-name="MP4"><text:span text:style-name="MT4">Attribution-NonCommercial-NoDerivatives 4.0 International License (CC BY-NC-ND 4.0).</text:span><text:span text:style-name="MT5"><text:tab/></text:span><text:a xlink:type="simple" xlink:href="http://pos.sissa.it/" text:style-name="Internet_20_link" text:visited-style-name="Visited_20_Internet_20_Link"><text:span text:style-name="Internet_20_link"><text:span text:style-name="MT6">http</text:span></text:span></text:a><text:a xlink:type="simple" xlink:href="http://pos.sissa.it/" text:style-name="Internet_20_link" text:visited-style-name="Visited_20_Internet_20_Link"><text:span text:style-name="Internet_20_link"><text:span text:style-name="MT7">s</text:span></text:span></text:a><text:a xlink:type="simple" xlink:href="http://pos.sissa.it/" text:style-name="Internet_20_link" text:visited-style-name="Visited_20_Internet_20_Link"><text:span text:style-name="Internet_20_link"><text:span text:style-name="MT6">://pos.sissa.it/</text:span></text:span></text:a></text:p>
      </style:footer>
    </style:master-page>
    <style:master-page style:name="Converted3" style:page-layout-name="Mpm3" draw:style-name="Mdp3">
      <style:header>
        <text:p text:style-name="Header_5f_rule"><text:span text:style-name="HeaderTitle">Short title</text:span><text:tab/><text:span text:style-name="HeaderSpeaker">Speaker Name</text:span></text:p>
      </style:header>
      <style:footer>
        <text:p text:style-name="MP5"/>
        <text:p text:style-name="MP6"><text:span text:style-name="MT9"><text:s text:c="5"/></text:span><text:span text:style-name="MT9"><text:page-number text:select-page="current">0</text:page-number></text:span><text:span text:style-name="MT9"><text:line-break/></text:span></text:p>
        <text:p text:style-name="MP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 - can be set in "File -&gt; Properties"</dc:title>
    <meta:editing-cycles>1</meta:editing-cycles>
    <meta:creation-date>2015-05-25T17:20:49.333517502</meta:creation-date>
    <meta:editing-duration>P0D</meta:editing-duration>
    <meta:generator>LibreOffice/7.3.7.2$Linux_X86_64 LibreOffice_project/30$Build-2</meta:generator>
    <meta:document-statistic meta:table-count="0" meta:image-count="1" meta:object-count="0" meta:page-count="2" meta:paragraph-count="26" meta:word-count="532" meta:character-count="3588" meta:non-whitespace-character-count="307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